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B00000094AD16A882.png"/>
  <manifest:file-entry manifest:media-type="image/png" manifest:full-path="Pictures/100000000000010100000211238CE6A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opacity="0%" draw:textarea-horizontal-align="center" draw:textarea-vertical-align="middle"/>
    </style:style>
    <style:style style:name="gr3" style:family="graphic" style:parent-style-name="standard">
      <style:graphic-properties svg:stroke-color="#ff3333" draw:fill-color="#ff3333" draw:textarea-vertical-align="middl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Fine_20_Dashed_20__28_var_29_" svg:stroke-width="0.053cm" svg:stroke-color="#ff3333" draw:marker-start="" draw:marker-start-width="0.58cm" draw:marker-end-width="0.58cm" draw:fill="none" draw:textarea-vertical-align="middle" fo:padding-top="0.152cm" fo:padding-bottom="0.152cm" fo:padding-left="0.277cm" fo:padding-right="0.27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top="0.051cm" fo:margin-bottom="0cm"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cm" svg:height="1.2cm" svg:x="12.3cm" svg:y="11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1.299cm" svg:height="1.499cm" draw:transform="rotate (0.7853981633973) translate (2.27405050633854cm 15.1932893218824cm)" svg:viewBox="0 0 1300 1500" svg:d="M500 1500v-1500h300v1500zM0 900v-300h1300v300z">
            <text:p/>
          </draw:path>
          <draw:custom-shape draw:style-name="gr1" draw:text-style-name="P1" draw:layer="layout" svg:width="0.3cm" svg:height="3cm" svg:x="3.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399cm" svg:height="0.301cm" svg:x="3.10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299cm" svg:height="2.501cm" draw:transform="rotate (2.3561944901919) translate (3.872cm 13.33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6cm" svg:height="1.2cm" svg:x="4.4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ircle draw:style-name="gr3" draw:text-style-name="P1" draw:layer="layout" svg:width="0.2cm" svg:height="0.2cm" svg:x="4.6cm" svg:y="12.2cm">
            <text:p/>
          </draw:circle>
          <draw:path draw:style-name="gr2" draw:text-style-name="P1" draw:layer="layout" svg:width="1.299cm" svg:height="1.499cm" draw:transform="rotate (0.7853981633973) translate (12.6740505063385cm 15.1942893218824cm)" svg:viewBox="0 0 1300 1500" svg:d="M500 1500v-1500h300v1500zM0 900v-300h1300v300z">
            <text:p/>
          </draw:path>
          <draw:custom-shape draw:style-name="gr1" draw:text-style-name="P1" draw:layer="layout" svg:width="0.3cm" svg:height="3cm" svg:x="13.5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299cm" svg:height="2.501cm" draw:transform="rotate (2.3561944901919) translate (11.772cm 13.33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1.399cm" svg:height="0.301cm" svg:x="12.401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2" draw:layer="layout" svg:x1="4.7cm" svg:y1="12.3cm" svg:x2="12.3cm" svg:y2="12.3cm">
            <text:p/>
          </draw:line>
          <draw:frame draw:style-name="gr6" draw:text-style-name="P1" draw:layer="layout" svg:width="3.372cm" svg:height="5.841cm" svg:x="6.628cm" svg:y="16.759cm">
            <draw:image xlink:href="Pictures/100000000000010100000211238CE6A3.png" xlink:type="simple" xlink:show="embed" xlink:actuate="onLoad">
              <text:p/>
            </draw:image>
          </draw:frame>
          <draw:rect draw:style-name="gr7" draw:text-style-name="P3" draw:layer="layout" svg:width="3.1cm" svg:height="5.1cm" svg:x="6.748cm" svg:y="17.1cm">
            <text:p text:style-name="P3">D1-D2: 98'2''</text:p>
            <text:p text:style-name="P3">D2-D1: 98'3''</text:p>
          </draw:rect>
          <draw:frame draw:style-name="gr6" draw:text-style-name="P1" draw:layer="layout" svg:width="0.682cm" svg:height="0.809cm" svg:x="6.218cm" svg:y="14.491cm">
            <draw:image xlink:href="Pictures/100000000000005B00000094AD16A882.png" xlink:type="simple" xlink:show="embed" xlink:actuate="onLoad">
              <text:p/>
            </draw:image>
          </draw:frame>
          <draw:frame draw:style-name="gr6" draw:text-style-name="P1" draw:layer="layout" svg:width="0.682cm" svg:height="0.809cm" svg:x="9.918cm" svg:y="14.492cm">
            <draw:image xlink:href="Pictures/100000000000005B00000094AD16A882.png" xlink:type="simple" xlink:show="embed" xlink:actuate="onLoad">
              <text:p/>
            </draw:image>
          </draw:frame>
          <draw:line draw:style-name="gr8" draw:text-style-name="P1" draw:layer="layout" svg:x1="8.3cm" svg:y1="16.9cm" svg:x2="12.5cm" svg:y2="12.4cm">
            <text:p/>
          </draw:line>
          <draw:line draw:style-name="gr8" draw:text-style-name="P1" draw:layer="layout" svg:x1="4.9cm" svg:y1="12.9cm" svg:x2="8.3cm" svg:y2="16.9cm">
            <text:p/>
          </draw:line>
          <draw:frame draw:style-name="gr9" draw:layer="layout" svg:width="1.311cm" svg:height="0.963cm" svg:x="3.3cm" svg:y="11.4cm">
            <draw:text-box>
              <text:p>D1</text:p>
            </draw:text-box>
          </draw:frame>
          <draw:frame draw:style-name="gr9" draw:layer="layout" svg:width="1.311cm" svg:height="0.963cm" svg:x="13.301cm" svg:y="11.401cm">
            <draw:text-box>
              <text:p>D2</text:p>
            </draw:text-box>
          </draw:frame>
          <draw:frame draw:style-name="gr9" draw:text-style-name="P4" draw:layer="layout" svg:width="2.403cm" svg:height="0.569cm" svg:x="7.701cm" svg:y="11.901cm">
            <draw:text-box>
              <text:p text:style-name="P4">LASER Beam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haskar Reddy Sangireddy</meta:initial-creator>
    <meta:creation-date>2019-04-17T12:37:26.19</meta:creation-date>
    <dc:date>2019-04-17T15:13:29.01</dc:date>
    <dc:creator>Bhaskar Reddy Sangireddy</dc:creator>
    <meta:editing-duration>PT1H49M50S</meta:editing-duration>
    <meta:editing-cycles>2</meta:editing-cycles>
    <meta:generator>OpenOffice/4.1.6$Win32 OpenOffice.org_project/416m1$Build-9790</meta:generator>
    <meta:document-statistic meta:object-count="22"/>
  </office:meta>
</office:document-meta>
</file>